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style:text-underline-style="solid" style:text-underline-width="auto" style:text-underline-color="font-color"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vin Hinton and Taft Sandbakken</text:p>
      <text:p text:style-name="P1">CS 470</text:p>
      <text:p text:style-name="P1">Grid Lab Report</text:p>
      <text:p text:style-name="Standard"/>
      <text:p text:style-name="P2">Visualizations:</text:p>
      <text:p text:style-name="Standard"/>
      <text:p text:style-name="Standard"/>
      <text:p text:style-name="Standard"/>
      <text:p text:style-name="Standard"/>
      <text:p text:style-name="Standard"/>
      <text:p text:style-name="Standard"/>
      <text:p text:style-name="Standard"/>
      <text:p text:style-name="Standard"/>
      <text:p text:style-name="Standard"><text:span text:style-name="T1">Searching the World:</text:span></text:p>
      <text:p text:style-name="Standard"><text:tab/>The searching of the world consisted of combing the map with a line of tanks. It worked by sending all of the tanks to one corner, then aligning them in a vertical line along one side of the map. The tanks would then travel horizontally to the other side, combing the map. Then the tanks travel to the other section of unexplored map, where they follow the same pattern of combing the map in a vertical line. This worked very well for the simple maps. Almost all of the map was discovered with a remarkable success rate of discovering where the obstacles were. On the more complicated maps, such as the maze map, the tanks did a good job of exploring a large amount of the map.</text:p>
      <text:p text:style-name="Standard"/>
      <text:p text:style-name="P2">Varying Parameters:</text:p>
      <text:p text:style-name="Standard"/>
      <text:p text:style-name="Standard"/>
      <text:p text:style-name="Standard"/>
      <text:p text:style-name="Standard"><text:span text:style-name="T1">Live Opponent:</text:span> </text:p>
      <text:p text:style-name="Standard"/>
      <text:p text:style-name="Standard"/>
      <text:p text:style-name="Standard"><text:line-break/><text:span text:style-name="T1">Summary of Learning:</text:span></text:p>
      <text:p text:style-name="Standard"/>
      <text:p text:style-name="Standard"/>
      <text:p text:style-name="Standard"/>
      <text:p text:style-name="P2">Time Spent on Lab:</text:p>
      <text:p text:style-name="Standard"><text:tab/>Kevin Hinton: </text:p>
      <text:p text:style-name="Standard"><text:tab/>Taft Sandbakken: (Kevin Hinton + 15) <text:s text:c="3"/>;) j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ft </meta:initial-creator>
    <meta:creation-date>2014-10-29T18:34:34</meta:creation-date>
    <dc:date>2014-10-29T21:12:53</dc:date>
    <dc:creator>Taft </dc:creator>
    <meta:editing-duration>PT2H35M52S</meta:editing-duration>
    <meta:editing-cycles>3</meta:editing-cycles>
    <meta:generator>LibreOffice/3.5$Linux_X86_64 LibreOffice_project/350m1$Build-2</meta:generator>
    <meta:document-statistic meta:table-count="0" meta:image-count="0" meta:object-count="0" meta:page-count="1" meta:paragraph-count="12" meta:word-count="162" meta:character-count="900" meta:non-whitespace-character-count="741"/>
  </office:meta>
</office:document-meta>
</file>